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alibri1" svg:font-family="Calibri" style:font-family-generic="swiss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723cm" fo:margin-left="1.288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4.706cm"/>
    </style:style>
    <style:style style:name="Tabela1.C" style:family="table-column">
      <style:table-column-properties style:column-width="7.8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" officeooo:rsid="004182f2" officeooo:paragraph-rsid="004182f2"/>
    </style:style>
    <style:style style:name="P2" style:family="paragraph" style:parent-style-name="Text_20_body">
      <style:text-properties style:font-name="Calibri" officeooo:rsid="0047603b" officeooo:paragraph-rsid="0047603b"/>
    </style:style>
    <style:style style:name="P3" style:family="paragraph" style:parent-style-name="Subtitle">
      <style:text-properties style:font-name="Calibri" officeooo:rsid="003860f8" officeooo:paragraph-rsid="003860f8"/>
    </style:style>
    <style:style style:name="P4" style:family="paragraph" style:parent-style-name="Title">
      <style:text-properties style:font-name="Calibri" officeooo:rsid="003860f8" officeooo:paragraph-rsid="003860f8"/>
    </style:style>
    <style:style style:name="P5" style:family="paragraph" style:parent-style-name="Table_20_Contents">
      <style:text-properties style:font-name="Calibri" officeooo:rsid="00387ad3" officeooo:paragraph-rsid="00387ad3"/>
    </style:style>
    <style:style style:name="P6" style:family="paragraph" style:parent-style-name="Text_20_body" style:list-style-name="L1">
      <style:text-properties style:font-name="Calibri" officeooo:rsid="003860f8" officeooo:paragraph-rsid="003860f8"/>
    </style:style>
    <style:style style:name="P7" style:family="paragraph" style:parent-style-name="Text_20_body" style:list-style-name="L1">
      <style:text-properties style:font-name="Calibri" officeooo:rsid="003a20f1" officeooo:paragraph-rsid="003a20f1"/>
    </style:style>
    <style:style style:name="P8" style:family="paragraph" style:parent-style-name="Text_20_body" style:list-style-name="L2">
      <style:text-properties style:font-name="Calibri" officeooo:rsid="003a20f1" officeooo:paragraph-rsid="003a20f1"/>
    </style:style>
    <style:style style:name="P9" style:family="paragraph" style:parent-style-name="Text_20_body" style:list-style-name="L1">
      <style:text-properties style:font-name="Calibri" officeooo:rsid="003f2031" officeooo:paragraph-rsid="003f2031"/>
    </style:style>
    <style:style style:name="P10" style:family="paragraph" style:parent-style-name="Text_20_body" style:list-style-name="L1">
      <style:text-properties style:font-name="Calibri" officeooo:rsid="0040e52a" officeooo:paragraph-rsid="0040e52a"/>
    </style:style>
    <style:style style:name="P11" style:family="paragraph" style:parent-style-name="Text_20_body" style:list-style-name="L1">
      <style:text-properties style:font-name="Calibri" officeooo:rsid="004131c4" officeooo:paragraph-rsid="004131c4"/>
    </style:style>
    <style:style style:name="P12" style:family="paragraph" style:parent-style-name="Text_20_body" style:list-style-name="L3">
      <style:text-properties style:font-name="Calibri" officeooo:rsid="0041f64d" officeooo:paragraph-rsid="0041f64d"/>
    </style:style>
    <style:style style:name="P13" style:family="paragraph" style:parent-style-name="Text_20_body" style:list-style-name="L3">
      <style:text-properties style:font-name="Calibri" fo:font-style="normal" officeooo:rsid="00436da8" officeooo:paragraph-rsid="00436da8" style:font-style-asian="normal" style:font-style-complex="normal"/>
    </style:style>
    <style:style style:name="P14" style:family="paragraph" style:parent-style-name="Text_20_body" style:list-style-name="L4">
      <style:text-properties style:font-name="Calibri" fo:font-style="normal" officeooo:rsid="00472943" officeooo:paragraph-rsid="00472943" style:font-style-asian="normal" style:font-style-complex="normal"/>
    </style:style>
    <style:style style:name="P15" style:family="paragraph" style:parent-style-name="Text_20_body" style:list-style-name="L4">
      <style:text-properties style:font-name="Calibri" fo:font-style="normal" officeooo:rsid="00448105" officeooo:paragraph-rsid="00448105" style:font-style-asian="normal" style:font-style-complex="normal"/>
    </style:style>
    <style:style style:name="P16" style:family="paragraph" style:parent-style-name="Text_20_body" style:list-style-name="L4">
      <style:text-properties style:font-name="Calibri" fo:font-style="normal" officeooo:rsid="0047603b" officeooo:paragraph-rsid="0047603b" style:font-style-asian="normal" style:font-style-complex="normal"/>
    </style:style>
    <style:style style:name="P17" style:family="paragraph" style:parent-style-name="Text_20_body" style:list-style-name="L6">
      <style:text-properties style:font-name="Calibri" fo:font-style="normal" officeooo:rsid="0047603b" officeooo:paragraph-rsid="0047603b" style:font-style-asian="normal" style:font-style-complex="normal"/>
    </style:style>
    <style:style style:name="P18" style:family="paragraph" style:parent-style-name="Text_20_body" style:list-style-name="L4">
      <style:text-properties style:font-name="Calibri" fo:font-style="normal" officeooo:rsid="0045c7df" officeooo:paragraph-rsid="0045c7df" style:font-style-asian="normal" style:font-style-complex="normal"/>
    </style:style>
    <style:style style:name="P19" style:family="paragraph" style:parent-style-name="Text_20_body" style:list-style-name="L6">
      <style:text-properties style:font-name="Calibri" fo:font-style="normal" officeooo:rsid="0049511b" officeooo:paragraph-rsid="0049511b" style:font-style-asian="normal" style:font-style-complex="normal"/>
    </style:style>
    <style:style style:name="P20" style:family="paragraph" style:parent-style-name="Text_20_body" style:list-style-name="L3">
      <style:text-properties style:font-name="Calibri" officeooo:rsid="00448105" officeooo:paragraph-rsid="00448105"/>
    </style:style>
    <style:style style:name="P21" style:family="paragraph" style:parent-style-name="Text_20_body" style:list-style-name="L4">
      <style:text-properties style:font-name="Calibri" officeooo:rsid="00448105" officeooo:paragraph-rsid="0045c7df"/>
    </style:style>
    <style:style style:name="P22" style:family="paragraph" style:parent-style-name="Text_20_body" style:list-style-name="L4">
      <style:text-properties style:font-name="Calibri"/>
    </style:style>
    <style:style style:name="P23" style:family="paragraph" style:parent-style-name="Text_20_body" style:list-style-name="L4">
      <style:text-properties style:font-name="Calibri" officeooo:rsid="0047603b" officeooo:paragraph-rsid="0047603b"/>
    </style:style>
    <style:style style:name="P24" style:family="paragraph" style:parent-style-name="Text_20_body" style:list-style-name="L5">
      <style:text-properties style:font-name="Calibri" officeooo:rsid="0047603b" officeooo:paragraph-rsid="0047603b"/>
    </style:style>
    <style:style style:name="P25" style:family="paragraph" style:parent-style-name="Text_20_body" style:list-style-name="L4">
      <style:text-properties style:font-name="Calibri" officeooo:rsid="0045c7df" officeooo:paragraph-rsid="0045c7df"/>
    </style:style>
    <style:style style:name="P26" style:family="paragraph" style:parent-style-name="Text_20_body">
      <style:text-properties officeooo:rsid="004a8cf2" officeooo:paragraph-rsid="004a8cf2"/>
    </style:style>
    <style:style style:name="P27" style:family="paragraph" style:parent-style-name="Text_20_body">
      <style:text-properties officeooo:rsid="004ada15" officeooo:paragraph-rsid="004ada15"/>
    </style:style>
    <style:style style:name="P28" style:family="paragraph" style:parent-style-name="Heading_20_3">
      <style:text-properties style:font-name="Calibri" officeooo:rsid="0041f64d" officeooo:paragraph-rsid="0041f64d"/>
    </style:style>
    <style:style style:name="P29" style:family="paragraph" style:parent-style-name="Heading_20_3">
      <style:text-properties style:font-name="Calibri" fo:font-style="normal" officeooo:rsid="0047603b" officeooo:paragraph-rsid="0047603b" style:font-style-asian="normal" style:font-style-complex="normal"/>
    </style:style>
    <style:style style:name="P30" style:family="paragraph" style:parent-style-name="Heading_20_3">
      <style:text-properties officeooo:rsid="003860f8" officeooo:paragraph-rsid="003860f8"/>
    </style:style>
    <style:style style:name="T1" style:family="text">
      <style:text-properties officeooo:rsid="003a20f1"/>
    </style:style>
    <style:style style:name="T2" style:family="text">
      <style:text-properties officeooo:rsid="00387ad3"/>
    </style:style>
    <style:style style:name="T3" style:family="text">
      <style:text-properties officeooo:rsid="003f2031"/>
    </style:style>
    <style:style style:name="T4" style:family="text">
      <style:text-properties officeooo:rsid="0040e52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36da8" style:font-style-asian="italic" style:font-style-complex="italic"/>
    </style:style>
    <style:style style:name="T7" style:family="text">
      <style:text-properties fo:font-style="italic" officeooo:rsid="0045c7d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36da8" style:font-style-asian="normal" style:font-style-complex="normal"/>
    </style:style>
    <style:style style:name="T10" style:family="text">
      <style:text-properties fo:font-style="normal" officeooo:rsid="00472943" style:font-style-asian="normal" style:font-style-complex="normal"/>
    </style:style>
    <style:style style:name="T11" style:family="text">
      <style:text-properties fo:font-style="normal" officeooo:rsid="00448105" style:font-style-asian="normal" style:font-style-complex="normal"/>
    </style:style>
    <style:style style:name="T12" style:family="text">
      <style:text-properties fo:font-style="normal" officeooo:rsid="0045c7df" style:font-style-asian="normal" style:font-style-complex="normal"/>
    </style:style>
    <style:style style:name="T13" style:family="text">
      <style:text-properties fo:font-style="normal" officeooo:rsid="0047603b" style:font-style-asian="normal" style:font-style-complex="normal"/>
    </style:style>
    <style:style style:name="T14" style:family="text">
      <style:text-properties fo:font-style="normal" officeooo:rsid="0049511b" style:font-style-asian="normal" style:font-style-complex="normal"/>
    </style:style>
    <style:style style:name="T15" style:family="text">
      <style:text-properties officeooo:rsid="0041f64d"/>
    </style:style>
    <style:style style:name="T16" style:family="text">
      <style:text-properties officeooo:rsid="00436da8"/>
    </style:style>
    <style:style style:name="T17" style:family="text">
      <style:text-properties style:font-name="Calibri"/>
    </style:style>
    <style:style style:name="T18" style:family="text">
      <style:text-properties style:font-name="Calibri" officeooo:rsid="0049beb1"/>
    </style:style>
    <style:style style:name="T19" style:family="text">
      <style:text-properties style:font-name="Calibri" officeooo:rsid="003f2031"/>
    </style:style>
    <style:style style:name="T20" style:family="text">
      <style:text-properties style:font-name="Calibri1"/>
    </style:style>
    <style:style style:name="T21" style:family="text">
      <style:text-properties style:font-name="Calibri1" officeooo:rsid="004a8c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ver</text:p>
      <text:p text:style-name="P3">Dokumentacja projektu</text:p>
      <text:h text:style-name="P30" text:outline-level="3"><text:span text:style-name="T17">Składnia formuły </text:span><text:span text:style-name="T19">wejściowej</text:span></text:h>
      <text:list xml:id="list1179853122300197759" text:style-name="L1">
        <text:list-item>
          <text:p text:style-name="P6">Elementy leksykalne oraz ich znaczenia:</text:p>
          <text:list>
            <text:list-item>
              <text:p text:style-name="P6">Zmienna: ciąg złożony ze znaków alfabetu łacińskiego i cyfr</text:p>
            </text:list-item>
            <text:list-item>
              <text:p text:style-name="P6">Operatory:</text:p>
              <text:list>
                <text:list-item>
                  <text:p text:style-name="P6">Jednoargumentowe: „!” - negacja<text:line-break/>Operator negacji umieszcza się przed argumentem</text:p>
                </text:list-item>
                <text:list-item>
                  <text:p text:style-name="P6">Dwuargumentowe: „&amp;” - koniunkcja, „|” - alternatywa, „^” alternatywa wykluczająca (XOR), „&gt;” - implikacja, „=” - równoważność<text:line-break/>Operatory te umieszcza się między argumentami.<text:line-break/><text:span text:style-name="T1">Hierarchia operatorów:</text:span></text:p>
                  <text:list>
                    <text:list-item>
                      <text:p text:style-name="P7">negacja</text:p>
                    </text:list-item>
                    <text:list-item>
                      <text:p text:style-name="P7">koniunkcja, alternatywa, alternatywa wykluczająca</text:p>
                    </text:list-item>
                    <text:list-item>
                      <text:p text:style-name="P7">implikacja, równoważność</text:p>
                    </text:list-item>
                  </text:list>
                </text:list-item>
                <text:list-item>
                  <text:p text:style-name="P6">Nawiasy okrągłe „(”, „)”</text:p>
                </text:list-item>
              </text:list>
            </text:list-item>
          </text:list>
        </text:list-item>
        <text:list-item>
          <text:p text:style-name="P9">Reguły wydzielania tokenów</text:p>
          <text:list>
            <text:list-item>
              <text:p text:style-name="P9">Białe znaki <text:span text:style-name="T4">rozdzielające tokeny są ignorowane, jednak ich wystąpienie powoduje natychmiastowe odcięcie tokena od reszty formuły (w wypadku poprawnej składniowo formuły nie wpłynie to na sposób jej podziału).</text:span></text:p>
            </text:list-item>
            <text:list-item>
              <text:p text:style-name="P10">Nawiasy oraz operator negacji są samodzielnymi tokenami, więc są natychmiastowo odcinane i zwracane.</text:p>
            </text:list-item>
            <text:list-item>
              <text:p text:style-name="P11">Ciąg znaków niealfanumerycznych (z wyłączeniem białych znaków, nawiasów i wykrzyknika) zostanie zwrócony jako jeden token (operator).</text:p>
            </text:list-item>
            <text:list-item>
              <text:p text:style-name="P11">Ciąg znaków alfanumerycznych zostanie zwrócony jako jeden token (zmienna).</text:p>
            </text:list-item>
          </text:list>
        </text:list-item>
        <text:list-item>
          <text:p text:style-name="P6">Reguły walidacji<text:line-break/><text:span text:style-name="T2">Definiowane są w następujący sposób – dla każdego elementu składniowego określane jest, czy może stać na początku oraz jakie elementy dozwolone są za nim.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Element języka</text:p>
          </table:table-cell>
          <table:table-cell table:style-name="Tabela1.A1" office:value-type="string">
            <text:p text:style-name="P5">Może zaczynać formułę</text:p>
          </table:table-cell>
          <table:table-cell table:style-name="Tabela1.C1" office:value-type="string">
            <text:p text:style-name="P5">Dozwolone następne tokeny</text:p>
          </table:table-cell>
        </table:table-row>
        <table:table-row>
          <table:table-cell table:style-name="Tabela1.A2" office:value-type="string">
            <text:p text:style-name="P5">Zmienna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5">&amp;, |, ^, &gt;, =, ), koniec formuły</text:p>
          </table:table-cell>
        </table:table-row>
        <table:table-row>
          <table:table-cell table:style-name="Tabela1.A2" office:value-type="string">
            <text:p text:style-name="P5">!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5">Zmienna, !, (</text:p>
          </table:table-cell>
        </table:table-row>
        <table:table-row>
          <table:table-cell table:style-name="Tabela1.A2" office:value-type="string">
            <text:p text:style-name="P5">&amp;, |, ^, &gt;, =</text:p>
          </table:table-cell>
          <table:table-cell table:style-name="Tabela1.A2" office:value-type="string">
            <text:p text:style-name="P5">Nie</text:p>
          </table:table-cell>
          <table:table-cell table:style-name="Tabela1.C2" office:value-type="string">
            <text:p text:style-name="P5">Zmienna, !, (</text:p>
          </table:table-cell>
        </table:table-row>
        <table:table-row>
          <table:table-cell table:style-name="Tabela1.A2" office:value-type="string">
            <text:p text:style-name="P5">(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5">Zmienna, !, (</text:p>
          </table:table-cell>
        </table:table-row>
        <table:table-row>
          <table:table-cell table:style-name="Tabela1.A2" office:value-type="string">
            <text:p text:style-name="P5">)</text:p>
          </table:table-cell>
          <table:table-cell table:style-name="Tabela1.A2" office:value-type="string">
            <text:p text:style-name="P5">Nie</text:p>
          </table:table-cell>
          <table:table-cell table:style-name="Tabela1.C2" office:value-type="string">
            <text:p text:style-name="P5">&amp;, |, ^, &gt;, =, ), koniec formuły</text:p>
          </table:table-cell>
        </table:table-row>
      </table:table>
      <text:list xml:id="list1462059527603180024" text:style-name="L2">
        <text:list-header>
          <text:p text:style-name="P8">Dodatkowo, ilości nawiasów otwierających i zamykających <text:span text:style-name="T16">muszą być równe</text:span>.</text:p>
        </text:list-header>
      </text:list>
      <text:h text:style-name="P28" text:outline-level="3"><text:soft-page-break/>Przygotowanie do dekompozycji – notacja prefiksowa</text:h>
      <text:p text:style-name="P1">Przed procesem dekompozycji formuła zostaje przetworzona do postaci prefiksowej (<text:span text:style-name="T15">będącej</text:span> <text:span text:style-name="T5">de facto</text:span> prostą reprezentacją drzewa<text:span text:style-name="T15">), w której tokeny oddzielone są pojedynczą spacją. Proces ten należy poprzedzić walidacją formuły, ponieważ funkcja budująca drzewo już zakłada jej poprawność.</text:span></text:p>
      <text:list xml:id="list2367253461562714347" text:style-name="L3">
        <text:list-item>
          <text:p text:style-name="P12">Walidacja<text:line-break/><text:span text:style-name="T16">Proces walidacji polega na sprawdzeniu sąsiedztwa każdego z tokenów zgodnie z regułami podanymi wcześniej. Faktycznie są one jednak sprawdzane pośrednio – funkcja walidująca sprawdza poprzedzający operator, a nie następny (słowo </text:span><text:span text:style-name="T6">a</text:span><text:span text:style-name="T9"> może stać przed słowem </text:span><text:span text:style-name="T6">b</text:span><text:span text:style-name="T9"> wtedy i tylko wtedy, gdy słowo </text:span><text:span text:style-name="T6">b</text:span><text:span text:style-name="T9"> może stać za słowem </text:span><text:span text:style-name="T6">a</text:span><text:span text:style-name="T9">). Dodatkowe reguły:</text:span></text:p>
          <text:list>
            <text:list-item>
              <text:p text:style-name="P13">Na początku procesu zmienna przechowująca poprzedni token jest pusta – sprawdzenie, czy dany token może zaczynać formułę sprowadzone jest do sprawdzenia, czy może być poprzedzone przez pusty token</text:p>
            </text:list-item>
            <text:list-item>
              <text:p text:style-name="P13">Koniec formuły wykryty jest, gdy zostanie wczytany pusty token. Następuje więc sprawdzenie, czy pusty token może być poprzedzane przez poprzedni (będący ostatnim w formule).</text:p>
            </text:list-item>
            <text:list-item>
              <text:p text:style-name="P13">Na końcu procesu walidacji sprawdzany jest balans nawiasów.</text:p>
            </text:list-item>
          </text:list>
        </text:list-item>
        <text:list-item>
          <text:p text:style-name="P20"><text:span text:style-name="T8">Konwersja do notacji prefiksowej<text:line-break/>Proces ten dokonywany jest przy użyciu dwóch stosów – operatorów oraz operandów. Stosy są reprezentowane przez ciągi znaków, których elementy oddzielone są tabulacjami. </text:span><text:span text:style-name="T10">Poniżej wypisane są kroki algorytmu.</text:span></text:p>
        </text:list-item>
      </text:list>
      <text:list xml:id="list1204190732340475555" text:style-name="L4">
        <text:list-item>
          <text:p text:style-name="P14">Pobieraj kolejne słowa formuły, dla każdego wykonaj:</text:p>
          <text:list>
            <text:list-item>
              <text:p text:style-name="P15">Jeżeli „(”, odłóż na stos operatorów</text:p>
            </text:list-item>
            <text:list-item>
              <text:p text:style-name="P15">Jeżeli „)”, to:</text:p>
              <text:list>
                <text:list-item>
                  <text:p text:style-name="P15">Zdejmuj ze stosu operatorów tak długo, aż napotkasz „(”</text:p>
                </text:list-item>
                <text:list-item>
                  <text:p text:style-name="P15">Dla każdego operatora zdejmij właściwą ilość argumentów ze stosu operandów Odłóż na stos operandów wartość zawierającą operator oraz jego argumenty oddzielone spacjami</text:p>
                </text:list-item>
              </text:list>
            </text:list-item>
            <text:list-item>
              <text:p text:style-name="P22"><text:span text:style-name="T8">Jeżeli inny operator (przyjmijmy </text:span><text:span text:style-name="T5">a</text:span><text:span text:style-name="T11">)</text:span><text:span text:style-name="T8">, to:</text:span></text:p>
              <text:list>
                <text:list-item>
                  <text:p text:style-name="P21"><text:span text:style-name="T8">Zdejmuj ze stosu operatorów (przyjmijmy </text:span><text:span text:style-name="T5">b</text:span><text:span text:style-name="T8">), dopóki operator </text:span><text:span text:style-name="T7">b</text:span><text:span text:style-name="T8"> ma </text:span><text:span text:style-name="T12">taki sam lub większy priorytet od </text:span><text:span text:style-name="T7">a</text:span><text:span text:style-name="T12">. </text:span><text:span text:style-name="T13">Dla każdego wykonaj:</text:span></text:p>
                  <text:list>
                    <text:list-item>
                      <text:p text:style-name="P16">Zdejmij właściwą dla operatora ilość argumentów ze stosu operandów</text:p>
                    </text:list-item>
                    <text:list-item>
                      <text:p text:style-name="P23"><text:span text:style-name="T8">Odłóż na stos </text:span><text:span text:style-name="T12">operandów wartość zawierającą operator oraz jego argumenty oddzielone spacjami</text:span></text:p>
                    </text:list-item>
                  </text:list>
                </text:list-item>
                <text:list-item>
                  <text:p text:style-name="P25"><text:span text:style-name="T8">Odłóż </text:span><text:span text:style-name="T5">b</text:span><text:span text:style-name="T8"> na stos operatorów (</text:span><text:span text:style-name="T5">b</text:span><text:span text:style-name="T8"> będzie pierwszym o priorytecie mniejszym od </text:span><text:span text:style-name="T5">a</text:span><text:span text:style-name="T8">)</text:span></text:p>
                </text:list-item>
                <text:list-item>
                  <text:p text:style-name="P25"><text:span text:style-name="T8">Odłóż </text:span><text:span text:style-name="T5">a</text:span><text:span text:style-name="T8"> na stos operatorów</text:span></text:p>
                </text:list-item>
              </text:list>
            </text:list-item>
            <text:list-item>
              <text:p text:style-name="P18">W innym wypadku (czyli nazwa zmiennej) odłóż na stos operandów</text:p>
            </text:list-item>
          </text:list>
        </text:list-item>
        <text:list-item>
          <text:p text:style-name="P18">Pobierz i zwróć wynik ze stosu operandów</text:p>
        </text:list-item>
      </text:list>
      <text:h text:style-name="P29" text:outline-level="3">Proces dekompozycji formuły</text:h>
      <text:p text:style-name="P2"><text:span text:style-name="T8">W procesie dekompozycji wykorzystujemy metodę drzew prawdy. [Tutaj wypadałoby ją </text:span><text:soft-page-break/><text:span text:style-name="T8">opisać – działanie, zasady itp.]</text:span></text:p>
      <text:list xml:id="list5529057182393898747" text:style-name="L5">
        <text:list-item>
          <text:p text:style-name="P24"><text:span text:style-name="T8">Realizacja programowa<text:line-break/>W zastosowanym przez nas algorytmie postać prefiksowa zostanie przekształcona do postaci właściwego drzewa, którego węzły będą przechowywały tablice </text:span><text:span text:style-name="T14">napisów</text:span><text:span text:style-name="T8"> zawierające kolejne </text:span><text:span text:style-name="T14">zdania logiczne w postaci prefiksowej</text:span><text:span text:style-name="T8">. </text:span><text:span text:style-name="T14">Poniżej zaprezentowano fragment algorytmu wykonujący jeden krok dekompozycji pojedynczej formuły:</text:span></text:p>
        </text:list-item>
      </text:list>
      <text:list xml:id="list1285947406028156302" text:style-name="L6">
        <text:list-item>
          <text:p text:style-name="P17">Pobierz słowo</text:p>
          <text:list>
            <text:list-item>
              <text:p text:style-name="P17">Jeżeli słowo jest zmienną, wróć</text:p>
            </text:list-item>
            <text:list-item>
              <text:p text:style-name="P17">Jeżeli jest operatorem negacji, pobierz następne słowo (będzie operatorem) i połącz z poprzednim</text:p>
            </text:list-item>
            <text:list-item>
              <text:p text:style-name="P17">Każdy z argumentów operatora pobierz w następujący sposób:</text:p>
              <text:list>
                <text:list-item>
                  <text:p text:style-name="P17">Ustal ilość wymaganych symboli na 1</text:p>
                </text:list-item>
                <text:list-item>
                  <text:p text:style-name="P17">Pobieraj kolejny symbol, dopóki ilość wymaganych symboli jest większa od 0. Dla każdego wykonuj:</text:p>
                  <text:list>
                    <text:list-item>
                      <text:p text:style-name="P17">Jeżeli symbol jest zmienną, zmniejsz ilość wymaganych symboli o 1</text:p>
                    </text:list-item>
                    <text:list-item>
                      <text:p text:style-name="P17">Jeżeli symbol jest operatorem, zwiększ ilość wymaganych symboli o ilość argumentów tego operatora - 1 </text:p>
                    </text:list-item>
                  </text:list>
                </text:list-item>
                <text:list-item>
                  <text:p text:style-name="P19">Argumentem są wszystkie pobrane symbole w kolejności ich występowania</text:p>
                </text:list-item>
              </text:list>
            </text:list-item>
            <text:list-item>
              <text:p text:style-name="P19">Zgodnie z regułami dekompozycji utwórz jeden lub dwa węzły potomne i przypisz im odpowiednie wartośc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alibri1" svg:font-family="Calibri" style:font-family-generic="swiss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Lekka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1" fo:font-family="Ubuntu" style:font-style-name="Regularna" style:font-pitch="variable" fo:font-size="14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name="Ubuntu Light" fo:font-family="'Ubuntu Light'" style:font-style-name="Lekka" style:font-pitch="variable" fo:font-weight="250" style:font-size-asian="10.5pt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fo:font-weight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.049cm" fo:border-left="none" fo:border-right="none" fo:border-top="none" fo:border-bottom="0.06pt solid #004586" style:shadow="none"/>
      <style:text-properties fo:color="#004586" style:font-name="Marcellus" fo:font-family="Marcellus" style:font-style-name="Regularna" style:font-pitch="variable" fo:font-size="18pt" fo:text-shadow="none" style:text-underline-style="none" fo:font-weight="normal" style:text-blinking="fals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Marcellus" fo:font-family="Marcellus" style:font-style-name="Regularna" style:font-pitch="variable"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rcellus" fo:font-family="Marcellus" style:font-style-name="Regularna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2" fo:font-family="Ubuntu" style:font-style-name="Pogrubiona kursywa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Ubuntu3" fo:font-family="Ubuntu" style:font-style-name="Pogrubiona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Ubuntu3" fo:font-family="Ubuntu" style:font-style-name="Pogrubiona" style:font-pitch="variable" fo:font-size="75%" fo:font-weight="normal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Marcellus" fo:font-family="Marcellus" style:font-style-name="Regularna" style:font-pitch="variable" fo:font-size="24pt" fo:font-style="normal" fo:font-weight="bold" officeooo:rsid="00068ecf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use-window-font-color="true" style:font-name="Marcellus" fo:font-family="Marcellus" style:font-style-name="Regularna" style:font-pitch="variable" fo:font-size="16pt" fo:font-style="normal" style:font-size-asian="14pt" style:font-style-asian="italic" style:font-weight-asian="normal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d_20_źródłowy" style:display-name="Kod źródłowy" style:family="paragraph" style:master-page-name="">
      <style:paragraph-properties fo:margin-left="0cm" fo:margin-right="0cm" fo:margin-top="0cm" fo:margin-bottom="0.199cm" style:contextual-spacing="false" fo:keep-together="auto" fo:text-indent="0cm" style:auto-text-indent="false" style:page-number="auto" fo:background-color="#b3b3b3" fo:padding="0.049cm" fo:border="0.06pt solid #000000" style:shadow="none">
        <style:tab-stops/>
        <style:background-image/>
      </style:paragraph-properties>
      <style:text-properties style:font-name="Ubuntu Mono" fo:font-family="'Ubuntu Mono'" style:font-style-name="Pogrubiona" style:font-pitch="fixed" fo:font-weight="normal" style:font-size-asian="10.5pt" style:font-weight-asian="bold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Ubuntu1" fo:font-family="Ubuntu" style:font-style-name="Regularna" style:font-pitch="variable" fo:font-size="10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1:55:51.222335721</meta:creation-date>
    <dc:title>Domyślny</dc:title>
    <meta:editing-duration>PT2H28M2S</meta:editing-duration>
    <meta:editing-cycles>17</meta:editing-cycles>
    <meta:generator>LibreOffice/4.2.4.2$Linux_X86_64 LibreOffice_project/420m0$Build-2</meta:generator>
    <dc:date>2014-05-19T22:08:18.397327657</dc:date>
    <meta:document-statistic meta:table-count="1" meta:image-count="0" meta:object-count="0" meta:page-count="3" meta:paragraph-count="70" meta:word-count="724" meta:character-count="4924" meta:non-whitespace-character-count="4308"/>
    <meta:template xlink:type="simple" xlink:actuate="onRequest" xlink:title="Domyślny" xlink:href="../../../../../../../.config/libreoffice/4/user/template/Domyślny.ott" meta:date="2014-04-29T21:55:48.578820790"/>
  </office:meta>
</office:document-meta>
</file>